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a3c7" officeooo:paragraph-rsid="001ea3c7"/>
    </style:style>
    <style:style style:name="P2" style:family="paragraph" style:parent-style-name="Standard">
      <style:text-properties officeooo:rsid="001f9d12" officeooo:paragraph-rsid="001f9d12"/>
    </style:style>
    <style:style style:name="P3" style:family="paragraph" style:parent-style-name="Standard">
      <style:text-properties officeooo:paragraph-rsid="001f9d12"/>
    </style:style>
    <style:style style:name="P4" style:family="paragraph" style:parent-style-name="Standard">
      <style:text-properties officeooo:rsid="001fe289" officeooo:paragraph-rsid="001fe289"/>
    </style:style>
    <style:style style:name="P5" style:family="paragraph" style:parent-style-name="Standard">
      <style:text-properties officeooo:rsid="0020b8b1" officeooo:paragraph-rsid="0020b8b1"/>
    </style:style>
    <style:style style:name="P6" style:family="paragraph" style:parent-style-name="Standard">
      <style:text-properties officeooo:rsid="00213c64" officeooo:paragraph-rsid="00213c64"/>
    </style:style>
    <style:style style:name="P7" style:family="paragraph" style:parent-style-name="Standard">
      <style:text-properties officeooo:paragraph-rsid="0022d698"/>
    </style:style>
    <style:style style:name="P8" style:family="paragraph" style:parent-style-name="Standard">
      <style:text-properties officeooo:rsid="0028965f" officeooo:paragraph-rsid="0028965f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9d12" officeooo:paragraph-rsid="001f9d12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2d698" officeooo:paragraph-rsid="0022d698" style:text-blinking="false" fo:background-color="#ffffff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8965f" officeooo:paragraph-rsid="0028965f" style:text-blinking="false" fo:background-color="#ffffff" style:font-size-asian="12pt" style:font-size-complex="12pt"/>
    </style:style>
    <style:style style:name="P12" style:family="paragraph" style:parent-style-name="Standard">
      <style:text-properties officeooo:rsid="002c7a59" officeooo:paragraph-rsid="002c7a59"/>
    </style:style>
    <style:style style:name="P13" style:family="paragraph" style:parent-style-name="Standard">
      <style:text-properties officeooo:rsid="002e802c" officeooo:paragraph-rsid="002e802c"/>
    </style:style>
    <style:style style:name="P14" style:family="paragraph" style:parent-style-name="Standard">
      <style:text-properties officeooo:rsid="002ec876" officeooo:paragraph-rsid="002ec876"/>
    </style:style>
    <style:style style:name="P15" style:family="paragraph" style:parent-style-name="Standard">
      <style:text-properties officeooo:rsid="002ec876" officeooo:paragraph-rsid="0030707b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 officeooo:rsid="0022d698" officeooo:paragraph-rsid="0022d698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 officeooo:rsid="00234b40" officeooo:paragraph-rsid="00234b40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 officeooo:rsid="00247bff" officeooo:paragraph-rsid="00247bff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 officeooo:rsid="002505f6" officeooo:paragraph-rsid="002505f6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 officeooo:rsid="002665f2" officeooo:paragraph-rsid="002665f2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 officeooo:rsid="002746b3" officeooo:paragraph-rsid="002746b3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 officeooo:rsid="00278a40" officeooo:paragraph-rsid="00278a40"/>
    </style:style>
    <style:style style:name="P24" style:family="paragraph" style:parent-style-name="Préformaté_20_HTML">
      <style:text-properties fo:language="en" fo:country="GB" officeooo:paragraph-rsid="0030707b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bold" officeooo:rsid="00278a40" officeooo:paragraph-rsid="00278a40" style:font-weight-asian="bold" style:font-weight-complex="bold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b46f2" officeooo:paragraph-rsid="0028965f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e802c" officeooo:paragraph-rsid="002c7a59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e802c" officeooo:paragraph-rsid="002e802c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e8b7f" officeooo:paragraph-rsid="002e8b7f" style:text-blinking="false" fo:background-color="#ffffff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ec876" officeooo:paragraph-rsid="002ec876" style:text-blinking="false" fo:background-color="#ffffff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2ec876" officeooo:paragraph-rsid="0030707b" style:text-blinking="false" fo:background-color="#ffffff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30707b" officeooo:paragraph-rsid="0030707b" style:text-blinking="false" fo:background-color="#ffffff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326075" officeooo:paragraph-rsid="00326075" style:text-blinking="false" fo:background-color="#ffffff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344098" officeooo:paragraph-rsid="00344098" style:text-blinking="false" fo:background-color="#ffffff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35c710" officeooo:paragraph-rsid="0035c710" style:text-blinking="false" fo:background-color="#ffffff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bold" officeooo:rsid="00326075" officeooo:paragraph-rsid="00326075" style:text-blinking="false" fo:background-color="#ffffff" style:font-size-asian="12pt" style:font-weight-asian="bold" style:font-size-complex="12pt" style:font-weight-complex="bold"/>
    </style:style>
    <style:style style:name="P37" style:family="paragraph" style:parent-style-name="Standard">
      <style:text-properties officeooo:paragraph-rsid="003630d0"/>
    </style:style>
    <style:style style:name="P38" style:family="paragraph" style:parent-style-name="Standard">
      <style:text-properties officeooo:rsid="003630d0" officeooo:paragraph-rsid="003630d0"/>
    </style:style>
    <style:style style:name="P39" style:family="paragraph" style:parent-style-name="Standard">
      <style:text-properties officeooo:rsid="00366add" officeooo:paragraph-rsid="00366add"/>
    </style:style>
    <style:style style:name="P40" style:family="paragraph" style:parent-style-name="Standard">
      <style:text-properties officeooo:rsid="0037784d" officeooo:paragraph-rsid="0037784d"/>
    </style:style>
    <style:style style:name="P41" style:family="paragraph" style:parent-style-name="Standard">
      <style:text-properties officeooo:rsid="00389b45" officeooo:paragraph-rsid="00389b45"/>
    </style:style>
    <style:style style:name="P42" style:family="paragraph" style:parent-style-name="Standard">
      <style:text-properties officeooo:rsid="0039486b" officeooo:paragraph-rsid="0039486b"/>
    </style:style>
    <style:style style:name="P43" style:family="paragraph" style:parent-style-name="Standard">
      <style:text-properties officeooo:rsid="00397d68" officeooo:paragraph-rsid="00397d68"/>
    </style:style>
    <style:style style:name="P44" style:family="paragraph" style:parent-style-name="Standard">
      <style:text-properties fo:font-weight="bold" officeooo:rsid="001f9d12" officeooo:paragraph-rsid="001f9d12" style:font-weight-asian="bold" style:font-weight-complex="bold"/>
    </style:style>
    <style:style style:name="P45" style:family="paragraph" style:parent-style-name="Standard">
      <style:text-properties fo:font-weight="bold" officeooo:rsid="00397d68" officeooo:paragraph-rsid="00397d68" style:font-weight-asian="bold" style:font-weight-complex="bold"/>
    </style:style>
    <style:style style:name="P46" style:family="paragraph" style:parent-style-name="Standard">
      <style:text-properties fo:font-weight="bold" officeooo:rsid="0039486b" officeooo:paragraph-rsid="0039486b" style:font-weight-asian="bold" style:font-weight-complex="bold"/>
    </style:style>
    <style:style style:name="T1" style:family="text">
      <style:text-properties officeooo:rsid="001f9d12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f9d12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fe289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0b8b1" style:text-blinking="false" fo:background-color="#ffffff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11b50" style:text-blinking="false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2d698" style:text-blinking="false" fo:background-color="#ffffff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9e1fa" style:text-blinking="false" fo:background-color="#ffffff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b46f2" style:text-blinking="false" fo:background-color="#ffffff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e802c" style:text-blinking="false" fo:background-color="#ffffff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e8b7f" style:text-blinking="false" fo:background-color="#ffffff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ec876" style:text-blinking="false" fo:background-color="#ffffff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fa9c5" style:text-blinking="false" fo:background-color="#ffffff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0707b" style:text-blinking="false" fo:background-color="#ffffff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3630d0" style:text-blinking="false" fo:background-color="#ffffff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37784d" style:text-blinking="false" fo:background-color="#ffffff" loext:char-shading-value="0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389b45" style:text-blinking="false" fo:background-color="#ffffff" loext:char-shading-value="0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39486b" style:text-blinking="false" fo:background-color="#ffffff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366add" style:text-blinking="false" fo:background-color="#ffffff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style:text-blinking="false" fo:background-color="#ffffff" loext:char-shading-value="0" style:font-size-asian="12pt" style:font-size-complex="12pt"/>
    </style:style>
    <style:style style:name="T23" style:family="text">
      <style:text-properties officeooo:rsid="00234b40"/>
    </style:style>
    <style:style style:name="T24" style:family="text">
      <style:text-properties officeooo:rsid="002505f6"/>
    </style:style>
    <style:style style:name="T25" style:family="text">
      <style:text-properties officeooo:rsid="00278a40"/>
    </style:style>
    <style:style style:name="T26" style:family="text">
      <style:text-properties style:font-name-asian="Courier New"/>
    </style:style>
    <style:style style:name="T27" style:family="text">
      <style:text-properties officeooo:rsid="0035c7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9_2_questions_training_forensics_<text:span text:style-name="T1">katerina_stavrinoudis.odt </text:span></text:p>
      <text:p text:style-name="P1"/>
      <text:p text:style-name="P44">Chapter 2: </text:p>
      <text:p text:style-name="P2"/>
      <text:p text:style-name="P3"><text:span text:style-name="T1">12) sudo lshw -class disk ; </text:span><text:span text:style-name="T3">hdparm -i /dev/sda </text:span><text:span text:style-name="T4">| grep Serial</text:span></text:p>
      <text:p text:style-name="P9">13) sudo hdparm -I /dev/sda</text:p>
      <text:p text:style-name="P4"><text:span text:style-name="T2">14) </text:span><text:span text:style-name="T5">The host protected area (HPA) is an area of a hard drive or solid-state drive that is not normally visible to an operating system</text:span></text:p>
      <text:p text:style-name="P4"><text:span text:style-name="T5">15) sudo hdparm --dco-identify /dev/sda <text:s/></text:span><text:span text:style-name="T6">(ja)</text:span></text:p>
      <text:p text:style-name="P5"><text:span text:style-name="T5">16) </text:span><text:span text:style-name="T7">some apps claim that cn do that but couldn’t find one.</text:span></text:p>
      <text:p text:style-name="P6"><text:span text:style-name="T7">1</text:span><text:span text:style-name="T5">7) ulimit -a</text:span></text:p>
      <text:p text:style-name="P10">18) cat /proc/scsi/scsi</text:p>
      <text:p text:style-name="P10">19) sudo lshw -class disk | grep serial</text:p>
      <text:p text:style-name="P10">20) Dmidecode is a tool or command which is used to retrieve the useful information of your system’s hardware components in human readable format</text:p>
      <text:p text:style-name="P7"><text:span text:style-name="T8">21) </text:span><text:span text:style-name="T5">The "&gt;" sign is used for redirecting the output of a program to something other than stdout </text:span></text:p>
      <text:p text:style-name="P16">The &gt;&gt; appends to a file or creates the file if it doesn't exist.<text:line-break/>The &gt; overwrites the file if it exists or creates it if it doesn't exist.</text:p>
      <text:p text:style-name="P17">22) 9580e6bb7d6750ad34e31719129fdcc2 <text:s/><text:span text:style-name="T23">(md5sum usbkey.dd)</text:span></text:p>
      <text:p text:style-name="P18">23) we would have to change the image in such a way that the indovidual sums of each part in the image gives the same sum. Which is very difficult.</text:p>
      <text:p text:style-name="P18">24) disktype usbkey.dd (no)</text:p>
      <text:p text:style-name="P18">25) <text:span text:style-name="T24">no (mmls usbkey.dd)</text:span></text:p>
      <text:p text:style-name="P18">26) <text:span text:style-name="T24">NTFS</text:span> <text:span text:style-name="T24">(fsstat usbkey.dd -f ntfs -o 51)</text:span></text:p>
      <text:p text:style-name="P18">27) <text:span text:style-name="T24">forensic-test</text:span></text:p>
      <text:p text:style-name="P19">28) <text:span text:style-name="T24">512 bytes</text:span></text:p>
      <text:p text:style-name="P20">29) 512 bytes</text:p>
      <text:p text:style-name="P21">30) Sector: Smallest Addressable Unit (mostly 512 bytes)</text:p>
      <text:p text:style-name="P21">Cluster: Smallest Allocation Unit (equals to 1 or more sectors and the number of clusters depends on the file system).</text:p>
      <text:p text:style-name="P22">31) Journaling requires additional CPU cycles, memory, and disk access. This can impact application performance. Journaling may duplicate features already built into your applications.</text:p>
      <text:p text:style-name="P22">32) <text:span text:style-name="T25">(find /mnt/forensic/ -type f | wc -l) 1356</text:span></text:p>
      <text:p text:style-name="P23">33) 37M (df -h /mnt/forensic)</text:p>
      <text:p text:style-name="P23"/>
      <text:p text:style-name="P25">Chapter 3:</text:p>
      <text:p text:style-name="P23"/>
      <text:p text:style-name="P23">echo You are pirates &gt;&gt; keywords.txt</text:p>
      <text:p text:style-name="P23">echo Pirates! pirates &gt;&gt; keywords.txt</text:p>
      <text:p text:style-name="P23">echo fearing no evil &gt;&gt; keywords.txt</text:p>
      <text:p text:style-name="P23">cat keywords.txt </text:p>
      <text:p text:style-name="P11">1) (cat usbkey.dd | strings -td | egrep -i -f keywords.txt)</text:p>
      <text:p text:style-name="P11"><text:s text:c="4"/>15393432</text:p>
      <text:p text:style-name="P11"><text:s text:c="4"/>26619086</text:p>
      <text:p text:style-name="P11"><text:s text:c="4"/>39473367</text:p>
      <text:p text:style-name="P11"><text:s text:c="4"/>41624592</text:p>
      <text:p text:style-name="P11"/>
      <text:p text:style-name="P8"><text:span text:style-name="T5">2) </text:span><text:span text:style-name="T9">I get no results with the following commands: cat usbkey.dd | strings -td -el | egrep --color -i -f keywords.txt , cat usbkey.dd | strings -td -eb | egrep --color -i -f keywords.txt . </text:span><text:span text:style-name="T10">And glark doesn’t work and can’t install it.</text:span></text:p>
      <text:p text:style-name="P26"><text:soft-page-break/></text:p>
      <text:p text:style-name="P12"><text:span text:style-name="T10">3</text:span><text:span text:style-name="T5">) </text:span><text:span text:style-name="T11">Senor Gates <text:s/>(dd if=usbkey.dd skip=$((15393432/512)) count=1 | strings </text:span><text:span text:style-name="T12">| grep </text:span><text:span text:style-name="T13">S</text:span><text:span text:style-name="T12">enor</text:span><text:span text:style-name="T11">)</text:span></text:p>
      <text:p text:style-name="P27"/>
      <text:p text:style-name="P28">4) inode: 1397-128-4 (ifind -o 51 -d $((15393432/512 - 51)) usbkey.dd)</text:p>
      <text:p text:style-name="P13"><text:span text:style-name="T5">name</text:span><text:span text:style-name="T12">s</text:span><text:span text:style-name="T5">: </text:span><text:span text:style-name="T12">WOLVES~1.DOC, Wolves_of_the_Sea.doc</text:span><text:span text:style-name="T5"> </text:span></text:p>
      <text:p text:style-name="P29">allocated size: 0, 0 <text:s/></text:p>
      <text:p text:style-name="P29">(istat -o 51 usbkey.dd 1397-128-4 | less of egrep “^Name”)</text:p>
      <text:p text:style-name="P29"/>
      <text:p text:style-name="P29">5) echo You are pirates &gt;&gt; keywords.txt</text:p>
      <text:p text:style-name="P29">echo Pirates! pirates &gt;&gt; keywords.txt</text:p>
      <text:p text:style-name="P29">echo fearing no evil &gt;&gt; keywords.txt</text:p>
      <text:p text:style-name="P29">echo pizza delivery driver &gt;&gt; keywords.txt</text:p>
      <text:p text:style-name="P29">echo the end of everything &gt;&gt; keywords.txt</text:p>
      <text:p text:style-name="P29">cat usbkey.dd | strings -td | egrep -i -f keywords.txt</text:p>
      <text:p text:style-name="P29">dd if=usbkey.dd skip=$((15393432/512)) count=1 | strings | grep senor</text:p>
      <text:p text:style-name="P29">ifind -o 51 -d $((15393432/512 - 51)) usbkey.dd</text:p>
      <text:p text:style-name="P29">stat -o 51 usbkey.dd 1397-128-4 | less of egrep “^Name”</text:p>
      <text:p text:style-name="P29">stat -o 51 usbkey.dd 1397-128-4 | less of egrep “^Allocated”</text:p>
      <text:p text:style-name="P29"/>
      <text:p text:style-name="P14"><text:span text:style-name="T5">maak een .sh file. Da</text:span><text:span text:style-name="T14">n</text:span><text:span text:style-name="T5"> chmod +x file.sh om execute rechten te geven en dan ./file.sh</text:span></text:p>
      <text:p text:style-name="P30"/>
      <text:p text:style-name="P15"><text:span text:style-name="T15">8</text:span><text:span text:style-name="T5">)</text:span><text:span text:style-name="T16">Title: Wolves of the Sea</text:span></text:p>
      <text:p text:style-name="P24"><text:span text:style-name="T26"><text:s text:c="7"/></text:span>Being a Tale of the Colonies From the Manuscript of One Geoffry</text:p>
      <text:p text:style-name="P24"><text:span text:style-name="T26"><text:s text:c="7"/></text:span>Carlyle, Seaman, Narrating Certain Strange Adventures Which Befell</text:p>
      <text:p text:style-name="P24"><text:span text:style-name="T26"><text:s text:c="7"/></text:span>Him Aboard the Pirate Craft "Namur"</text:p>
      <text:p text:style-name="P24"/>
      <text:p text:style-name="P31">Author: Randall Parrish</text:p>
      <text:p text:style-name="P31"/>
      <text:p text:style-name="P32">9) Yes</text:p>
      <text:p text:style-name="P32">10) No</text:p>
      <text:p text:style-name="P32">11)</text:p>
      <text:p text:style-name="P32"/>
      <text:p text:style-name="P36">Chapter 4:</text:p>
      <text:p text:style-name="P33"/>
      <text:p text:style-name="P33">sudo ntfsundelete -f /dev/loop0 -p 100 | awk '{print $1}' | egrep "^[[:digit:]]" |while read inode ; do sudo ntfsundelete -f /dev/loop0 -u -i${inode} -d /tmp/recovered/;done</text:p>
      <text:p text:style-name="P34">1) <text:s/><text:span text:style-name="T27">(sudo ls /tmp/recovered/ | wc -l) <text:s/>51</text:span></text:p>
      <text:p text:style-name="P34">2) <text:s/>In_Search_of_the_Castaways_by_Jules_Verne.doc</text:p>
      <text:p text:style-name="P35">3) that we have to execute commands with root?!</text:p>
      <text:p text:style-name="P35">4) Pirate</text:p>
      <text:p text:style-name="P37"><text:span text:style-name="T17">6) (sudo find /mnt/forensic/ -iname "*.jpg" -size +50k -exec file '{}' ';' | wc -l) 9</text:span></text:p>
      <text:p text:style-name="P38"><text:span text:style-name="T16">7) <text:s/>(sudo find /mnt/forensic/ -iname "*.mp*" -exec file '{}' ';' | wc -l) 2</text:span></text:p>
      <text:p text:style-name="P38"><text:span text:style-name="T16">8) 000001CD7856-0.jpg , </text:span><text:span text:style-name="T18">SONY (sudo exiftags /tmp/rescued/*)</text:span></text:p>
      <text:p text:style-name="P39"><text:span text:style-name="T16">9) Ja</text:span></text:p>
      <text:p text:style-name="P40"><text:span text:style-name="T16">10) f/3.8</text:span></text:p>
      <text:p text:style-name="P40"><text:span text:style-name="T16">11) Yes (File date <text:s text:c="3"/>: 2020:05:20 11:13:08 , Date/Time <text:s text:c="3"/>: 2003:12:05 16:51:08)</text:span></text:p>
      <text:p text:style-name="P40"><text:span text:style-name="T16">12) Yes</text:span></text:p>
      <text:p text:style-name="P40"><text:span text:style-name="T16">13) </text:span><text:span text:style-name="T19">3953 mpg , 1 fws , </text:span><text:span text:style-name="T20">dan had ik geen plaats meer...</text:span><text:span text:style-name="T19">(foremost /tmp/unallocated.dd -o /tmp/fresult5 -c /tmp/foremost.conf) </text:span></text:p>
      <text:p text:style-name="P41"><text:span text:style-name="T16">16) 0 bytes</text:span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5"><text:soft-page-break/><text:span text:style-name="T22">Chapter 5:</text:span></text:p>
      <text:p text:style-name="P43"><text:span text:style-name="T16"/></text:p>
      <text:p text:style-name="P43"><text:span text:style-name="T16"/></text:p>
      <text:p text:style-name="P41"><text:span text:style-name="T16"/></text:p>
      <text:p text:style-name="P46"><text:span text:style-name="T22">Chapter 6:</text:span></text:p>
      <text:p text:style-name="P42"><text:span text:style-name="T16"/></text:p>
      <text:p text:style-name="P42"><text:span text:style-name="T16">1) </text:span><text:span text:style-name="T21">Known viruses: 6999351 </text:span><text:span text:style-name="T16">(sudo clamscan -i -r /mnt/forensic/)</text:span></text:p>
      <text:p text:style-name="P42"><text:span text:style-name="T16">2)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éformaté_20_HTML" style:display-name="Préformaté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7:07:22.259525711</meta:creation-date>
    <dc:date>2020-05-20T22:12:28.331121755</dc:date>
    <meta:editing-duration>PT1H20M4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3" meta:paragraph-count="80" meta:word-count="666" meta:character-count="4057" meta:non-whitespace-character-count="3414"/>
  </office:meta>
</office:document-meta>
</file>